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5.158cm"/>
    </style:style>
    <style:style style:name="gr2" style:family="graphic" style:parent-style-name="standard">
      <style:graphic-properties draw:textarea-horizontal-align="justify" draw:textarea-vertical-align="middle" draw:auto-grow-height="false" fo:min-height="1.136cm" fo:min-width="4.7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1.15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6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cm" svg:height="1.8cm" svg:x="5.6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8cm" svg:height="1.8cm" svg:x="0.6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3cm" svg:height="2.2cm" svg:x="5.5cm" svg:y="4.2cm">
          <text:p text:style-name="P1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6cm" svg:y1="2.9cm" svg:x2="9.65cm" svg:y2="4.2cm" draw:start-shape="id1" draw:start-glue-point="8" draw:end-shape="id2" draw:end-glue-point="5" svg:d="M9600 2900l50 1300" svg:viewBox="0 0 51 1301">
          <text:p/>
        </draw:connector>
        <draw:custom-shape draw:style-name="gr4" draw:text-style-name="P1" xml:id="id3" draw:id="id3" draw:layer="layout" svg:width="5.5cm" svg:height="2.2cm" svg:x="6.9cm" svg:y="7.5cm">
          <text:p text:style-name="P1">Wynik = 0</text:p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65cm" svg:y1="6.4cm" svg:x2="9.65cm" svg:y2="7.5cm" draw:start-shape="id2" draw:start-glue-point="8" draw:end-shape="id3" svg:d="M9650 6400v1100" svg:viewBox="0 0 1 1101">
          <text:p/>
        </draw:connector>
        <draw:custom-shape draw:style-name="gr5" draw:text-style-name="P1" xml:id="id4" draw:id="id4" draw:layer="layout" svg:width="3.3cm" svg:height="3.4cm" svg:x="8cm" svg:y="10.8cm">
          <text:p text:style-name="P1">i &lt; 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65cm" svg:y1="9.7cm" svg:x2="9.65cm" svg:y2="10.8cm" draw:start-shape="id3" draw:end-shape="id4" draw:end-glue-point="4" svg:d="M9650 9700v1100" svg:viewBox="0 0 1 1101">
          <text:p/>
        </draw:connector>
        <draw:connector draw:style-name="gr3" draw:text-style-name="P2" draw:layer="layout" draw:type="line" svg:x1="9.65cm" svg:y1="10.8cm" svg:x2="9.65cm" svg:y2="10.8cm" draw:start-shape="id4" draw:end-shape="id4" svg:d="M9650 10800z" svg:viewBox="0 0 1 1">
          <text:p/>
        </draw:connector>
        <draw:connector draw:style-name="gr3" draw:text-style-name="P2" xml:id="id8" draw:id="id8" draw:layer="layout" draw:type="line" svg:x1="9.65cm" svg:y1="10.8cm" svg:x2="9.65cm" svg:y2="10.8cm" draw:start-shape="id4" draw:end-shape="id4" svg:d="M9650 10800z" svg:viewBox="0 0 1 1">
          <text:p/>
        </draw:connector>
        <draw:custom-shape draw:style-name="gr2" draw:text-style-name="P1" xml:id="id5" draw:id="id5" draw:layer="layout" svg:width="8.3cm" svg:height="2.2cm" svg:x="12.7cm" svg:y="14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7.3cm" svg:height="1.7cm" svg:x="13.3cm" svg:y="17.1cm">
          <text:p text:style-name="P1">Wynik = wynik + liczb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3cm" svg:y1="12.5cm" svg:x2="17.888cm" svg:y2="14cm" draw:start-shape="id4" draw:start-glue-point="7" draw:end-shape="id5" draw:end-glue-point="4" svg:d="M11300 12500h6588v1500" svg:viewBox="0 0 6589 1501">
          <text:p text:style-name="P1">TAK</text:p>
        </draw:connector>
        <draw:custom-shape draw:style-name="gr6" draw:text-style-name="P1" xml:id="id7" draw:id="id7" draw:layer="layout" svg:width="7.3cm" svg:height="1.7cm" svg:x="13.3cm" svg:y="20.3cm"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6.85cm" svg:y1="16.2cm" svg:x2="16.95cm" svg:y2="17.1cm" draw:start-shape="id5" draw:start-glue-point="8" draw:end-shape="id6" svg:d="M16850 16200l100 900" svg:viewBox="0 0 101 901">
          <text:p/>
        </draw:connector>
        <draw:connector draw:style-name="gr3" draw:text-style-name="P2" draw:layer="layout" draw:type="line" svg:x1="16.95cm" svg:y1="18.8cm" svg:x2="16.95cm" svg:y2="20.3cm" draw:start-shape="id6" draw:start-glue-point="2" draw:end-shape="id7" draw:end-glue-point="0" svg:d="M16950 18800v1500" svg:viewBox="0 0 1 1501">
          <text:p/>
        </draw:connector>
        <draw:connector draw:style-name="gr3" draw:text-style-name="P2" draw:layer="layout" svg:x1="20.6cm" svg:y1="21.15cm" svg:x2="20.6cm" svg:y2="21.15cm" draw:start-shape="id7" draw:start-glue-point="1" draw:end-shape="id7" draw:end-glue-point="1" svg:d="M20600 21150z" svg:viewBox="0 0 1 1">
          <text:p/>
        </draw:connector>
        <draw:connector draw:style-name="gr3" draw:text-style-name="P2" draw:layer="layout" svg:x1="13.3cm" svg:y1="21.15cm" svg:x2="9.65cm" svg:y2="10.8cm" draw:start-shape="id7" draw:start-glue-point="3" draw:end-shape="id8" draw:end-glue-point="0" svg:d="M13300 21150h-1825v-10350h-1825" svg:viewBox="0 0 3651 10351">
          <text:p/>
        </draw:connector>
        <draw:custom-shape draw:style-name="gr2" draw:text-style-name="P1" xml:id="id9" draw:id="id9" draw:layer="layout" svg:width="8.3cm" svg:height="2.2cm" svg:x="0.2cm" svg:y="18.7cm">
          <text:p text:style-name="P1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8cm" svg:y1="12.5cm" svg:x2="4.35cm" svg:y2="18.7cm" draw:start-shape="id4" draw:start-glue-point="5" draw:end-shape="id9" svg:d="M8000 12500h-3650v6200" svg:viewBox="0 0 3651 6201">
          <text:p text:style-name="P1">NIE</text:p>
        </draw:connector>
        <draw:connector draw:style-name="gr3" draw:text-style-name="P2" draw:layer="layout" draw:type="line" svg:x1="4.35cm" svg:y1="20.9cm" svg:x2="4.6cm" svg:y2="24.6cm" draw:start-shape="id9" draw:start-glue-point="8" draw:end-shape="id10" draw:end-glue-point="4" svg:d="M4350 20900l250 3700" svg:viewBox="0 0 251 3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7:48.929073039</meta:creation-date>
    <dc:date>2019-11-20T07:45:50.216924039</dc:date>
    <meta:editing-duration>PT7M50S</meta:editing-duration>
    <meta:editing-cycles>2</meta:editing-cycles>
    <meta:generator>LibreOffice/6.0.7.3$Linux_X86_64 LibreOffice_project/00m0$Build-3</meta:generator>
    <meta:document-statistic meta:object-count="21"/>
  </office:meta>
</office:document-meta>
</file>